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7.742cm"/>
    </style:style>
    <style:style style:name="co3" style:family="table-column">
      <style:table-column-properties fo:break-before="auto" style:column-width="8.685cm"/>
    </style:style>
    <style:style style:name="co4" style:family="table-column">
      <style:table-column-properties fo:break-before="auto" style:column-width="5.188cm"/>
    </style:style>
    <style:style style:name="co5" style:family="table-column">
      <style:table-column-properties fo:break-before="auto" style:column-width="4.856cm"/>
    </style:style>
    <style:style style:name="co6" style:family="table-column">
      <style:table-column-properties fo:break-before="auto" style:column-width="5.355cm"/>
    </style:style>
    <style:style style:name="co7" style:family="table-column">
      <style:table-column-properties fo:break-before="auto" style:column-width="14.291cm"/>
    </style:style>
    <style:style style:name="co8" style:family="table-column">
      <style:table-column-properties fo:break-before="auto" style:column-width="7.408cm"/>
    </style:style>
    <style:style style:name="co9" style:family="table-column">
      <style:table-column-properties fo:break-before="auto" style:column-width="3.912cm"/>
    </style:style>
    <style:style style:name="co10" style:family="table-column">
      <style:table-column-properties fo:break-before="auto" style:column-width="4.606cm"/>
    </style:style>
    <style:style style:name="co11" style:family="table-column">
      <style:table-column-properties fo:break-before="auto" style:column-width="6.299cm"/>
    </style:style>
    <style:style style:name="co12" style:family="table-column">
      <style:table-column-properties fo:break-before="auto" style:column-width="5.549cm"/>
    </style:style>
    <style:style style:name="co13" style:family="table-column">
      <style:table-column-properties fo:break-before="auto" style:column-width="5.66cm"/>
    </style:style>
    <style:style style:name="co14" style:family="table-column">
      <style:table-column-properties fo:break-before="auto" style:column-width="10.322cm"/>
    </style:style>
    <style:style style:name="co15" style:family="table-column">
      <style:table-column-properties fo:break-before="auto" style:column-width="6.881cm"/>
    </style:style>
    <style:style style:name="co16" style:family="table-column">
      <style:table-column-properties fo:break-before="auto" style:column-width="3.413cm"/>
    </style:style>
    <style:style style:name="co17" style:family="table-column">
      <style:table-column-properties fo:break-before="auto" style:column-width="3.829cm"/>
    </style:style>
    <style:style style:name="co18" style:family="table-column">
      <style:table-column-properties fo:break-before="auto" style:column-width="5.017cm"/>
    </style:style>
    <style:style style:name="co19" style:family="table-column">
      <style:table-column-properties fo:break-before="auto" style:column-width="4.228cm"/>
    </style:style>
    <style:style style:name="co20" style:family="table-column">
      <style:table-column-properties fo:break-before="auto" style:column-width="2.282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2" style:family="table-cell" style:parent-style-name="Default">
      <style:text-properties style:font-name="Calibri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1005" table:default-cell-style-name="Excel_20_Built-in_20_Normal"/>
        <table:table-row table:style-name="ro1">
          <table:table-cell office:value-type="string">
            <text:p>Calendrie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emaine 18 janvier</text:p>
          </table:table-cell>
          <table:table-cell table:style-name="ce1" office:value-type="string">
            <text:p>Semaine 25 Janvier</text:p>
          </table:table-cell>
          <table:table-cell table:style-name="ce1" office:value-type="string">
            <text:p>Semaine 1 février</text:p>
          </table:table-cell>
          <table:table-cell table:style-name="ce1" office:value-type="string">
            <text:p>Semaine 8 février</text:p>
          </table:table-cell>
          <table:table-cell table:style-name="ce1" office:value-type="string">
            <text:p>Semaine 15 février</text:p>
          </table:table-cell>
          <table:table-cell table:style-name="ce1" office:value-type="string">
            <text:p>Semaine 22 février</text:p>
          </table:table-cell>
          <table:table-cell table:style-name="ce1" office:value-type="string">
            <text:p>Semaine 1 mars</text:p>
          </table:table-cell>
          <table:table-cell table:style-name="ce1" office:value-type="string">
            <text:p>Semaine 8 mars</text:p>
          </table:table-cell>
          <table:table-cell table:style-name="ce1" office:value-type="string">
            <text:p>Semaine 15 mars</text:p>
          </table:table-cell>
          <table:table-cell table:style-name="ce1" office:value-type="string">
            <text:p>Semaine 22 mars</text:p>
          </table:table-cell>
          <table:table-cell table:style-name="ce1" office:value-type="string">
            <text:p>Semaine 29 mars</text:p>
          </table:table-cell>
          <table:table-cell table:style-name="ce1" office:value-type="string">
            <text:p>Semaine 5 avril</text:p>
          </table:table-cell>
          <table:table-cell table:style-name="ce1" office:value-type="string">
            <text:p>Semaine 12 avril</text:p>
          </table:table-cell>
          <table:table-cell table:style-name="ce1" office:value-type="string">
            <text:p>Semaine 19 avril</text:p>
          </table:table-cell>
          <table:table-cell table:style-name="ce1" office:value-type="string">
            <text:p>Semaine 26 avril</text:p>
          </table:table-cell>
          <table:table-cell table:style-name="ce1" office:value-type="string">
            <text:p>Semaine 3 mai</text:p>
          </table:table-cell>
          <table:table-cell table:style-name="ce1" office:value-type="string">
            <text:p>Semaine 10 mai</text:p>
          </table:table-cell>
          <table:table-cell table:style-name="ce1" office:value-type="string">
            <text:p>Semaine 17 mai</text:p>
          </table:table-cell>
          <table:table-cell table:style-name="ce1" office:value-type="string">
            <text:p>Semaine 24 mai</text:p>
          </table:table-cell>
          <table:table-cell table:number-columns-repeated="1005"/>
        </table:table-row>
        <table:table-row table:style-name="ro2">
          <table:table-cell office:value-type="string">
            <text:p>Lecture des documents fournis</text:p>
          </table:table-cell>
          <table:table-cell office:value-type="string">
            <text:p>Fin de lecture des documents fournis</text:p>
          </table:table-cell>
          <table:table-cell office:value-type="string">
            <text:p>Suite de rédaction du cahier des charges</text:p>
          </table:table-cell>
          <table:table-cell office:value-type="string">
            <text:p>Recherches documentaires</text:p>
          </table:table-cell>
          <table:table-cell table:number-columns-repeated="2" office:value-type="string">
            <text:p>Écriture de pseudo-code</text:p>
          </table:table-cell>
          <table:table-cell office:value-type="string">
            <text:p>Modularisation du code (classe, package)</text:p>
          </table:table-cell>
          <table:table-cell office:value-type="string">
            <text:p>Écriture du code de l'algorithme </text:p>
          </table:table-cell>
          <table:table-cell office:value-type="string">
            <text:p>/Semaine de partiel/</text:p>
          </table:table-cell>
          <table:table-cell table:number-columns-repeated="2" office:value-type="string">
            <text:p>Suite d'écriture du code </text:p>
          </table:table-cell>
          <table:table-cell table:style-name="ce2" office:value-type="string">
            <text:p>Recherche documentaire</text:p>
          </table:table-cell>
          <table:table-cell office:value-type="string">
            <text:p>Écriture d'un code compilable</text:p>
          </table:table-cell>
          <table:table-cell office:value-type="string">
            <text:p>Prise en compte des erreurs de compréhension de l'algo</text:p>
          </table:table-cell>
          <table:table-cell office:value-type="string">
            <text:p>Rédaction du rapport</text:p>
          </table:table-cell>
          <table:table-cell table:number-columns-repeated="2"/>
          <table:table-cell office:value-type="string">
            <text:p>Rapport à rendre le 21 Mai</text:p>
          </table:table-cell>
          <table:table-cell office:value-type="string">
            <text:p>Soutenance 27-28 Mai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Implémentation de l'exemple du robot</text:p>
          </table:table-cell>
          <table:table-cell office:value-type="string">
            <text:p>Modification du code pour le rendre générique</text:p>
          </table:table-cell>
          <table:table-cell/>
          <table:table-cell table:number-columns-repeated="2" office:value-type="string">
            <text:p>Écriture de bouts de code</text:p>
          </table:table-cell>
          <table:table-cell office:value-type="string">
            <text:p>Création de tests unitaires</text:p>
          </table:table-cell>
          <table:table-cell office:value-type="string">
            <text:p>(Mise en forme des étapes principales)</text:p>
          </table:table-cell>
          <table:table-cell/>
          <table:table-cell office:value-type="string">
            <text:p>(SIS et arbre ET/OU)</text:p>
          </table:table-cell>
          <table:table-cell office:value-type="string">
            <text:p>(Arbre ET/OU sans coupe )</text:p>
          </table:table-cell>
          <table:table-cell office:value-type="string">
            <text:p>Suite d'écriture du code </text:p>
          </table:table-cell>
          <table:table-cell office:value-type="string">
            <text:p>Correction du SIS</text:p>
          </table:table-cell>
          <table:table-cell office:value-type="string">
            <text:p>Écriture d'un code fonctionnel</text:p>
          </table:table-cell>
          <table:table-cell office:value-type="string">
            <text:p>Rédaction de tests unitaires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Début de rédaction du cahier des charges</text:p>
          </table:table-cell>
          <table:table-cell table:number-columns-repeated="2"/>
          <table:table-cell table:number-columns-repeated="2" office:value-type="string">
            <text:p>Recherche documentaire</text:p>
          </table:table-cell>
          <table:table-cell office:value-type="string">
            <text:p>Implémentation d'un Ford &amp; Fukerson avec différentes entrées (début)</text:p>
          </table:table-cell>
          <table:table-cell table:number-columns-repeated="3"/>
          <table:table-cell office:value-type="string">
            <text:p>Recherche documentaire</text:p>
          </table:table-cell>
          <table:table-cell table:number-columns-repeated="2"/>
          <table:table-cell table:style-name="ce2" office:value-type="string">
            <text:p>Optimisation du code (set et dict)</text:p>
          </table:table-cell>
          <table:table-cell office:value-type="string">
            <text:p>Génération de documentation HTML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number-columns-repeated="2" office:value-type="string">
            <text:p>Lecture de documents</text:p>
          </table:table-cell>
          <table:table-cell office:value-type="string">
            <text:p>Petite recherche documentaire → article contenant les détails de l'algorithme</text:p>
          </table:table-cell>
          <table:table-cell table:number-columns-repeated="3"/>
          <table:table-cell office:value-type="string">
            <text:p>Lecture de documents</text:p>
          </table:table-cell>
          <table:table-cell table:number-columns-repeated="2"/>
          <table:table-cell office:value-type="string">
            <text:p>Rédaction de la documentation</text:p>
          </table:table-cell>
          <table:table-cell office:value-type="string">
            <text:p>Tests de performance (temps et esp)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Rédaction du carnet de bord</text:p>
          </table:table-cell>
          <table:table-cell table:number-columns-repeated="4"/>
          <table:table-cell office:value-type="string">
            <text:p>Rédaction du carnet de bord final</text:p>
          </table:table-cell>
          <table:table-cell table:number-columns-repeated="2"/>
          <table:table-cell office:value-type="string">
            <text:p>Rédaction de tests unitaires</text:p>
          </table:table-cell>
          <table:table-cell/>
          <table:table-cell office:value-type="string">
            <text:p>Finalisation code</text:p>
          </table:table-cell>
          <table:table-cell office:value-type="string">
            <text:p>Finalisation rapport</text:p>
          </table:table-cell>
          <table:table-cell office:value-type="string">
            <text:p>Préparation soutenance</text:p>
          </table:table-cell>
          <table:table-cell table:number-columns-repeated="1006"/>
        </table:table-row>
        <table:table-row table:style-name="ro1">
          <table:table-cell table:number-columns-repeated="13"/>
          <table:table-cell office:value-type="string">
            <text:p>Nettoyage du code</text:p>
          </table:table-cell>
          <table:table-cell table:number-columns-repeated="101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2">02/05/2021</text:date>, <text:time>21:1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02T21:14:27.49</dc:date>
    <meta:generator>OpenOffice/4.1.3$Win32 OpenOffice.org_project/413m1$Build-9783</meta:generator>
    <meta:editing-duration>PT23H48M7S</meta:editing-duration>
    <meta:editing-cycles>22</meta:editing-cycles>
    <meta:document-statistic meta:table-count="1" meta:cell-count="69" meta:object-count="0"/>
  </office:meta>
</office:document-meta>
</file>